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4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master-page-name="Standard">
      <style:paragraph-properties fo:text-align="end" style:justify-single-word="false" style:page-number="auto"/>
    </style:style>
    <style:style style:name="P7" style:family="paragraph" style:parent-style-name="List_20_Paragraph" style:list-style-name="WWNum3"/>
    <style:style style:name="P8" style:family="paragraph" style:parent-style-name="List_20_Paragraph" style:list-style-name="WWNum1"/>
    <style:style style:name="P9" style:family="paragraph" style:parent-style-name="List_20_Paragraph" style:list-style-name="L2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List_20_Paragraph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List_20_Paragraph" style:list-style-name="WWNum1">
      <style:paragraph-properties fo:margin-left="0in" fo:margin-right="0in" fo:text-indent="0in" style:auto-text-indent="false"/>
    </style:style>
    <style:style style:name="T1" style:family="text">
      <style:text-properties fo:font-size="16pt" style:font-size-asian="16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aron Jencks</text:p>
      <text:p text:style-name="P1">Collin Fischels</text:p>
      <text:p text:style-name="P1"/>
      <text:p text:style-name="P2"><text:span text:style-name="T1">Project Charter</text:span></text:p>
      <text:p text:style-name="P3"/>
      <text:p text:style-name="Standard"><text:span text:style-name="T2">Project Name: </text:span><text:span text:style-name="T4">Red Pitaya</text:span></text:p>
      <text:p text:style-name="P5">Project Manager: <text:span text:style-name="T4">Aaron Jencks</text:span></text:p>
      <text:p text:style-name="P5">Sponsor: <text:span text:style-name="T4">Steve Long</text:span></text:p>
      <text:p text:style-name="P5">Customer: <text:span text:style-name="T4">Rockwell Collins</text:span></text:p>
      <text:p text:style-name="P5">Start Date: <text:span text:style-name="T4">1/19/2018 </text:span>End Date: <text:span text:style-name="T4">5/8/2018</text:span></text:p>
      <text:p text:style-name="P5">Budget: <text:span text:style-name="T4">$300</text:span></text:p>
      <text:p text:style-name="P5">Known Constraints:</text:p>
      <text:list xml:id="list6530707967931669631" text:style-name="L1">
        <text:list-item>
          <text:p text:style-name="P4">Team of 3 people</text:p>
        </text:list-item>
        <text:list-item>
          <text:p text:style-name="P4">Must be done by the end of the semester</text:p>
        </text:list-item>
        <text:list-item>
          <text:p text:style-name="P4">Must not exceed the allocated budget</text:p>
        </text:list-item>
      </text:list>
      <text:p text:style-name="Standard"><text:span text:style-name="T2">Project Goal: </text:span><text:span text:style-name="T3">Create a software defined radio using the kit provided, and integrated with software. <text:s/>It will be able to receive and transmit signals via an antenna attached to the hardware. Look into using it as a piece of test equipment (using it as an oscilloscope, spectrum analyzer, etc...)</text:span></text:p>
      <text:p text:style-name="P5">Requirements/Scope:</text:p>
      <text:p text:style-name="Standard"><text:bookmark text:name="_GoBack"/><text:span text:style-name="T3">The hardware will be responsible for:</text:span></text:p>
      <text:list xml:id="list1603947691418699581" text:style-name="WWNum3">
        <text:list-item>
          <text:p text:style-name="P7"><text:span text:style-name="T3">Communicating with the antenna</text:span></text:p>
        </text:list-item>
        <text:list-item>
          <text:p text:style-name="P7"><text:span text:style-name="T3">Filtering input to the correct frequency and amplifying it to a detectable voltage level</text:span></text:p>
        </text:list-item>
        <text:list-item>
          <text:p text:style-name="P7"><text:span text:style-name="T3">Transmitting data via the antenna using the output from the software</text:span></text:p>
        </text:list-item>
      </text:list>
      <text:p text:style-name="Standard"><text:span text:style-name="T3">The software will be responsible for:</text:span></text:p>
      <text:list xml:id="list4664147358972661868" text:style-name="WWNum1">
        <text:list-item>
          <text:p text:style-name="P8"><text:span text:style-name="T3">Automatic Gain Control (AGC)</text:span></text:p>
        </text:list-item>
        <text:list-item>
          <text:p text:style-name="P8"><text:span text:style-name="T3">Retrieving the intelligence from the Waveform</text:span></text:p>
        </text:list-item>
        <text:list-item>
          <text:p text:style-name="P8"><text:soft-page-break/><text:span text:style-name="T3">Amplifying the intelligence to an audible volume</text:span></text:p>
        </text:list-item>
        <text:list-item>
          <text:p text:style-name="P8"><text:span text:style-name="T3">Determining if there is data that needs to be transmitted, via either an analog input, or a serial/parallel input port.</text:span></text:p>
          <text:list>
            <text:list-item>
              <text:p text:style-name="P8"><text:span text:style-name="T3">This implies that the software will also be responsible to generating the correct AM/FM waveform for the corresponding data being input.</text:span></text:p>
              <text:p text:style-name="P13"><text:span text:style-name="T3">The project is considered complete when the team can demonstrate a working software controlled radio to the customer.</text:span></text:p>
            </text:list-item>
          </text:list>
        </text:list-item>
      </text:list>
      <text:p text:style-name="List_20_Paragraph"><text:span text:style-name="T3"/></text:p>
      <text:p text:style-name="P11">Milestones/Deliverables:</text:p>
      <text:list xml:id="list8646041485984080681" text:style-name="L2">
        <text:list-item>
          <text:p text:style-name="P9"><text:span text:style-name="T5">Completing the charter</text:span></text:p>
        </text:list-item>
        <text:list-item>
          <text:p text:style-name="P9"><text:span text:style-name="T5">Obtaining the SDR</text:span></text:p>
        </text:list-item>
        <text:list-item>
          <text:p text:style-name="P9"><text:span text:style-name="T5">Getting the SDR to work:</text:span></text:p>
          <text:list>
            <text:list-item>
              <text:p text:style-name="P9"><text:span text:style-name="T5">Prove that the SDR can be connected to the computer</text:span></text:p>
            </text:list-item>
            <text:list-item>
              <text:p text:style-name="P9"><text:span text:style-name="T5">Prove that the SDR can be coded, with a simple tutorial</text:span></text:p>
            </text:list-item>
            <text:list-item>
              <text:p text:style-name="P9"><text:span text:style-name="T5">Prove that the SDR can transmit radio signals</text:span></text:p>
            </text:list-item>
            <text:list-item>
              <text:p text:style-name="P9"><text:span text:style-name="T5">Prove that the SDR can receive radio signals</text:span></text:p>
            </text:list-item>
          </text:list>
        </text:list-item>
        <text:list-item>
          <text:p text:style-name="P9"><text:span text:style-name="T5">Present the working final product to the customer/sponsor</text:span></text:p>
        </text:list-item>
      </text:list>
      <text:p text:style-name="P11">Risks:</text:p>
      <text:list xml:id="list3751281083168321469" text:style-name="L3">
        <text:list-item>
          <text:p text:style-name="P10">The SDR does not work upon reception (12%)</text:p>
          <text:list>
            <text:list-item>
              <text:p text:style-name="P10">Must spend time getting a second one</text:p>
            </text:list-item>
          </text:list>
        </text:list-item>
        <text:list-item>
          <text:p text:style-name="P10">Programming the SDR takes longer than expected (75%)</text:p>
          <text:list>
            <text:list-item>
              <text:p text:style-name="P10">Must spend extra time getting software to work.</text:p>
            </text:list-item>
          </text:list>
        </text:list-item>
      </text:list>
      <text:p text:style-name="P11">Team:</text:p>
      <text:p text:style-name="P12">Aaron Jencks (Project Manager)</text:p>
      <text:p text:style-name="P12">Collin Fischels (CO-Project Manager)</text:p>
      <text:p text:style-name="P12">Jacob (Third Wheel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ron Joseph Jencks</meta:initial-creator>
    <dc:creator>Aaron Jencks</dc:creator>
    <meta:editing-cycles>13</meta:editing-cycles>
    <meta:creation-date>2018-01-19T15:30:00</meta:creation-date>
    <dc:date>2018-01-22T11:44:50.26</dc:date>
    <meta:editing-duration>PT25M59S</meta:editing-duration>
    <meta:generator>OpenOffice/4.1.5$Win32 OpenOffice.org_project/415m1$Build-9789</meta:generator>
    <meta:document-statistic meta:table-count="0" meta:image-count="0" meta:object-count="0" meta:page-count="2" meta:paragraph-count="44" meta:word-count="341" meta:character-count="2003"/>
    <meta:user-defined meta:name="AppVersion">16.0000</meta:user-defined>
    <meta:user-defined meta:name="Company">Kirkwood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